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32456" officeooo:paragraph-rsid="00032456" style:font-weight-asian="bold" style:font-weight-complex="bold"/>
    </style:style>
    <style:style style:name="P2" style:family="paragraph" style:parent-style-name="Standard">
      <style:text-properties fo:font-weight="normal" officeooo:rsid="00032456" officeooo:paragraph-rsid="00032456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2456" officeooo:paragraph-rsid="00032456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3.494cm"/>
        </style:tab-stops>
      </style:paragraph-properties>
      <style:text-properties style:text-underline-style="solid" style:text-underline-width="auto" style:text-underline-color="font-color" fo:font-weight="bold" officeooo:rsid="00032456" officeooo:paragraph-rsid="00032456" style:font-weight-asian="bold" style:font-weight-complex="bold"/>
    </style:style>
    <style:style style:name="P5" style:family="paragraph" style:parent-style-name="Standard" style:list-style-name="L1">
      <style:paragraph-properties>
        <style:tab-stops>
          <style:tab-stop style:position="13.494cm"/>
        </style:tab-stops>
      </style:paragraph-properties>
      <style:text-properties fo:font-style="normal" style:text-underline-style="none" fo:font-weight="normal" officeooo:rsid="00032456" officeooo:paragraph-rsid="00032456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13.494cm"/>
        </style:tab-stops>
      </style:paragraph-properties>
      <style:text-properties fo:font-style="normal" style:text-underline-style="none" fo:font-weight="normal" officeooo:rsid="00032456" officeooo:paragraph-rsid="0004c408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13.494cm"/>
        </style:tab-stops>
      </style:paragraph-properties>
      <style:text-properties fo:font-style="normal" style:text-underline-style="none" fo:font-weight="normal" officeooo:rsid="00032456" officeooo:paragraph-rsid="0004c40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3.494cm"/>
        </style:tab-stops>
      </style:paragraph-properties>
      <style:text-properties fo:font-style="normal" style:text-underline-style="none" fo:font-weight="normal" officeooo:rsid="00032456" officeooo:paragraph-rsid="0004c40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officeooo:rsid="00032456" officeooo:paragraph-rsid="00032456" style:font-weight-asian="bold" style:font-weight-complex="bold"/>
    </style:style>
    <style:style style:name="P10" style:family="paragraph" style:parent-style-name="Standard">
      <style:text-properties fo:font-weight="bold" officeooo:rsid="00032456" officeooo:paragraph-rsid="0004c408" style:font-weight-asian="bold" style:font-weight-complex="bold"/>
    </style:style>
    <style:style style:name="P11" style:family="paragraph" style:parent-style-name="Standard">
      <style:text-properties officeooo:paragraph-rsid="00032456"/>
    </style:style>
    <style:style style:name="P12" style:family="paragraph" style:parent-style-name="Standard">
      <style:text-properties fo:font-weight="normal" officeooo:rsid="00032456" officeooo:paragraph-rsid="0004c408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13.494cm"/>
        </style:tab-stops>
      </style:paragraph-properties>
      <style:text-properties style:text-underline-style="solid" style:text-underline-width="auto" style:text-underline-color="font-color" fo:font-weight="bold" officeooo:rsid="00032456" officeooo:paragraph-rsid="0004c408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32456" officeooo:paragraph-rsid="0004c408" style:font-weight-asian="bold" style:font-weight-complex="bold"/>
    </style:style>
    <style:style style:name="P15" style:family="paragraph" style:parent-style-name="Standard">
      <style:text-properties officeooo:paragraph-rsid="0004c408"/>
    </style:style>
    <style:style style:name="T1" style:family="text">
      <style:text-properties officeooo:rsid="0004c408"/>
    </style:style>
    <style:style style:name="T2" style:family="text">
      <style:text-properties fo:font-weight="normal" officeooo:rsid="00032456" style:font-weight-asian="normal" style:font-weight-complex="normal"/>
    </style:style>
    <style:style style:name="T3" style:family="text">
      <style:text-properties fo:font-weight="normal" officeooo:rsid="0004c408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y: <text:span text:style-name="T1">chat envoyer un message</text:span></text:p>
      <text:p text:style-name="P1"/>
      <text:p text:style-name="P2"/>
      <text:p text:style-name="P11"><text:span text:style-name="T2"><text:s/>En tant qu’élève ou bénévole je souhaite </text:span><text:span text:style-name="T3">envoyé un message </text:span><text:span text:style-name="T2">afin </text:span>communiquer avec les autres élèves et bénévoles </text:p>
      <text:p text:style-name="P11"/>
      <text:p text:style-name="P3"><text:s/>Critères d’acceptation :</text:p>
      <text:p text:style-name="P3"/>
      <text:p text:style-name="P4"/>
      <text:list text:style-name="L1">
        <text:list-item>
          <text:p text:style-name="P5">La page <text:s/>doit comporter <text:span text:style-name="T1">une partie avec les contact ,une partie avec la dernière conversation et un bouton <text:s/>pour <text:s/>envoyé un nouveau message alors une modal s’affiche avec une parti <text:s/>ou on a les contacts et un partie pour écrire le message.</text:span></text:p>
        </text:list-item>
        <text:list-item>
          <text:p text:style-name="P5">Lorsque l’élève ou le bénévole <text:s/><text:span text:style-name="T1">clique <text:s/>sur « Nouveau message » alors on affiche <text:s/>la liste des contacts</text:span></text:p>
        </text:list-item>
        <text:list-item>
          <text:p text:style-name="P5">Au cas où l’élève ou <text:s/>le bénévole <text:s/><text:span text:style-name="T1">sélectionne un ou plusieurs <text:s/>contacts dans sa liste et qu’il rentre un message dans le champ dédié , il <text:s/>clique sur « envoyer » le message est envoyé au destinataire le message est <text:s/>affiché dans <text:s/>le fils de la conversation </text:span></text:p>
        </text:list-item>
        <text:list-item>
          <text:p text:style-name="P7">Lorsque l’élève ou le bénévole <text:span text:style-name="T1">accédé <text:s/>a une conversation existante ,il <text:s/>écrit sont message dans le champ dédié il clique sur « envoyer » et le <text:s/>message s’affiche dans le <text:s/>fil de la conversation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User story: <text:span text:style-name="T1">chat lire <text:s/>un message</text:span></text:p>
      <text:p text:style-name="P10"/>
      <text:p text:style-name="P12"/>
      <text:p text:style-name="P15"><text:span text:style-name="T2"><text:s/>En tant qu’élève ou bénévole je souhaite </text:span><text:span text:style-name="T3">lire un message que j’ai reçu </text:span><text:span text:style-name="T2">afin </text:span>communiquer avec les autres élèves et bénévoles </text:p>
      <text:p text:style-name="P15"/>
      <text:p text:style-name="P14"><text:s/>Critères d’acceptation :</text:p>
      <text:p text:style-name="P14"/>
      <text:p text:style-name="P13"/>
      <text:list text:continue-numbering="true" text:style-name="L1">
        <text:list-item>
          <text:p text:style-name="P6">La page <text:s/>doit comporter <text:span text:style-name="T1"><text:s/>un compteur de message non-lu sur l’avatar <text:s/>dans la liste des contact.</text:span></text:p>
        </text:list-item>
        <text:list-item>
          <text:p text:style-name="P7">Lorsque l’élève ou le bénévole a reçu un message qu’il n’a pas lus , il <text:s/>clique sur le contact qui lui a envoyé <text:s/>et le message s’affiche <text:s/>dans le fils de la conversation.</text:p>
        </text:list-item>
        <text:list-item>
          <text:p text:style-name="P7">Au cas où <text:s/>l’élève ou le bénévole n’a pas de <text:s/>message non-lu il peut consulter les ancien message de la conversation en fessant défiler vers le haut 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>User story: <text:span text:style-name="T1">chat ajouter un contact </text:span></text:p>
      <text:p text:style-name="P10"/>
      <text:p text:style-name="P12"/>
      <text:p text:style-name="P15"><text:span text:style-name="T2"><text:s/>En tant qu’élève ou bénévole je souhaite ajout</text:span>er muniquer avec les autres élèves et bénévoles </text:p>
      <text:p text:style-name="P15"/>
      <text:p text:style-name="P14"><text:s/>Critères d’acceptation :</text:p>
      <text:p text:style-name="P14"/>
      <text:p text:style-name="P13"/>
      <text:list text:continue-numbering="true" text:style-name="L1">
        <text:list-item>
          <text:p text:style-name="P6">La page <text:s/>doit comporter <text:span text:style-name="T1"><text:s/>un compteur de message non-lu sur l’avatar <text:s/>dans la liste des contact.</text:span></text:p>
        </text:list-item>
        <text:list-item>
          <text:p text:style-name="P7">Lorsque l’élève ou le bénévole a reçu un message qu’il n’a pas lus , il <text:s/>clique sur le contact <text:s/>qui lui a envoyé <text:s/>et le message s’affiche <text:s/>dans le fils de la conves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21:29:54.753000000</meta:creation-date>
    <dc:date>2024-03-07T09:06:01.592000000</dc:date>
    <meta:editing-duration>P2DT15H39M3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18" meta:word-count="357" meta:character-count="1996" meta:non-whitespace-character-count="1622"/>
  </office:meta>
</office:document-meta>
</file>